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0DC3DD95853758C.jpg" manifest:media-type="image/jpeg"/>
  <manifest:file-entry manifest:full-path="Pictures/1000000000000556000003000CCF64834FB32036.jpg" manifest:media-type="image/jpeg"/>
  <manifest:file-entry manifest:full-path="Pictures/100000000000055600000300C3AE64C08A9820B9.jpg" manifest:media-type="image/jpeg"/>
  <manifest:file-entry manifest:full-path="Pictures/100000000000055600000300FAC838EE412BB389.jpg" manifest:media-type="image/jpeg"/>
  <manifest:file-entry manifest:full-path="Pictures/100000000000055600000300B04613186C160299.jpg" manifest:media-type="image/jpeg"/>
  <manifest:file-entry manifest:full-path="Pictures/1000000000000556000003003D69646A09C7E582.jpg" manifest:media-type="image/jpeg"/>
  <manifest:file-entry manifest:full-path="Pictures/100000000000055600000300132BD2D7A28F278E.jpg" manifest:media-type="image/jpeg"/>
  <manifest:file-entry manifest:full-path="Pictures/1000000000000556000003004EB3564EFD50EC8A.jpg" manifest:media-type="image/jpeg"/>
  <manifest:file-entry manifest:full-path="Pictures/100000000000055600000300EFD30B9BF201A638.jpg" manifest:media-type="image/jpeg"/>
  <manifest:file-entry manifest:full-path="Pictures/100000000000055600000300819F7A6BACC13BE2.jpg" manifest:media-type="image/jpeg"/>
  <manifest:file-entry manifest:full-path="Pictures/100000000000055600000300A80C0EF4B12C028F.jpg" manifest:media-type="image/jpeg"/>
  <manifest:file-entry manifest:full-path="Pictures/100000000000055600000300C01AC7518593EB4A.jpg" manifest:media-type="image/jpeg"/>
  <manifest:file-entry manifest:full-path="Pictures/1000000000000556000003005C90C3F6D20E2C5F.jpg" manifest:media-type="image/jpeg"/>
  <manifest:file-entry manifest:full-path="Pictures/10000000000005560000030066E4156ED05B0EB0.jpg" manifest:media-type="image/jpeg"/>
  <manifest:file-entry manifest:full-path="Pictures/1000000000000556000003004E7E3CEB26B5C15D.jpg" manifest:media-type="image/jpeg"/>
  <manifest:file-entry manifest:full-path="Pictures/100000000000055600000300C18780DFD18249DA.jpg" manifest:media-type="image/jpeg"/>
  <manifest:file-entry manifest:full-path="Pictures/10000000000005560000030016FB455456F6FDAF.jpg" manifest:media-type="image/jpeg"/>
  <manifest:file-entry manifest:full-path="Pictures/10000000000005560000030060A11408F562C05F.jpg" manifest:media-type="image/jpeg"/>
  <manifest:file-entry manifest:full-path="Pictures/10000000000005560000015D6C175350E1BDCAB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31d9"/>
    </style:style>
    <style:style style:name="P2" style:family="paragraph" style:parent-style-name="Standard">
      <style:text-properties officeooo:paragraph-rsid="000456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807in, 0in, 0.44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925in, 0in, 0.537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339in, 0in, 0.57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28in, 0in, 0.431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236in, 0in, 0.44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772in, 0in, 0.4453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437in, 0in, 0.434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453in, 0in, 0.498in, -0.098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1.97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261in, 0in, 0.825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1953in, 0in, 0.825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2382in, 0in, 0.4626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272in, 0in, 1.8654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2154in, 0in, 0.9134in, -0.0984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3071in, 0in, 0.4366in, -0.0984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1866in, 0.2016in, 0.4236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2311in, 0in, 0.0016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2925in, 0in, 0.5154in, -0.0984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2252in, 0in, 3.6862in, -0.098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9" draw:name="Image1" text:anchor-type="char" svg:x="-0.048in" svg:y="0.1098in" svg:width="6.9728in" svg:height="1.9898in" draw:z-index="0"><draw:image xlink:href="Pictures/100000000000055600000300FAC838EE412BB389.jpg" xlink:type="simple" xlink:show="embed" xlink:actuate="onLoad" draw:mime-type="image/jpeg"/></draw:frame><text:s text:c="15"/></text:p>
      <text:p text:style-name="Standard"/>
      <text:p text:style-name="Standard"><draw:frame draw:style-name="fr18" draw:name="Image2" text:anchor-type="char" svg:x="-0.048in" svg:y="0.0252in" svg:width="6.9728in" svg:height="3.5in" draw:z-index="1"><draw:image xlink:href="Pictures/100000000000055600000300B04613186C160299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7" draw:name="Image4" text:anchor-type="char" svg:x="0in" svg:y="0.2543in" svg:width="6.9252in" svg:height="3.7799in" draw:z-index="2"><draw:image xlink:href="Pictures/1000000000000556000003003D69646A09C7E582.jpg" xlink:type="simple" xlink:show="embed" xlink:actuate="onLoad" draw:mime-type="image/jpeg"/></draw:frame><text:soft-page-break/></text:p>
      <text:p text:style-name="Standard"><draw:frame draw:style-name="fr16" draw:name="Image5" text:anchor-type="char" svg:x="0in" svg:y="0.2457in" svg:width="6.8272in" svg:height="3.5957in" draw:z-index="3"><draw:image xlink:href="Pictures/100000000000055600000300132BD2D7A28F278E.jpg" xlink:type="simple" xlink:show="embed" xlink:actuate="onLoad" draw:mime-type="image/jpeg"/></draw:frame><text:s text:c="8"/></text:p>
      <text:p text:style-name="Standard"><text:s text:c="13"/></text:p>
      <text:p text:style-name="Standard"/>
      <text:p text:style-name="Standard"/>
      <text:p text:style-name="Standard"/>
      <text:p text:style-name="Standard"><draw:frame draw:style-name="fr15" draw:name="Image6" text:anchor-type="char" svg:x="-0.048in" svg:y="0.039in" svg:width="6.9728in" svg:height="3.5311in" draw:z-index="4"><draw:image xlink:href="Pictures/1000000000000556000003004E7E3CEB26B5C15D.jpg" xlink:type="simple" xlink:show="embed" xlink:actuate="onLoad" draw:mime-type="image/jpeg"/></draw:frame></text:p>
      <text:p text:style-name="Standard"/>
      <text:p text:style-name="Standard"><draw:frame draw:style-name="fr14" draw:name="Image7" text:anchor-type="char" svg:x="-0.048in" svg:y="0.1047in" svg:width="6.9728in" svg:height="3.3437in" draw:z-index="5"><draw:image xlink:href="Pictures/100000000000055600000300EFD30B9BF201A638.jpg" xlink:type="simple" xlink:show="embed" xlink:actuate="onLoad" draw:mime-type="image/jpeg"/></draw:frame><text:soft-page-break/><text:s text:c="10"/></text:p>
      <text:p text:style-name="Standard"><draw:frame draw:style-name="fr13" draw:name="Image8" text:anchor-type="char" svg:x="0in" svg:y="0.1102in" svg:width="6.9252in" svg:height="2.8752in" draw:z-index="6"><draw:image xlink:href="Pictures/100000000000055600000300C01AC7518593EB4A.jpg" xlink:type="simple" xlink:show="embed" xlink:actuate="onLoad" draw:mime-type="image/jpeg"/></draw:frame><text:s text:c="1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2" draw:name="Image9" text:anchor-type="char" svg:x="0in" svg:y="0.1161in" svg:width="6.9252in" svg:height="3.552in" draw:z-index="7"><draw:image xlink:href="Pictures/100000000000055600000300C18780DFD18249DA.jpg" xlink:type="simple" xlink:show="embed" xlink:actuate="onLoad" draw:mime-type="image/jpeg"/></draw:frame><text:soft-page-break/><text:s text:c="12"/></text:p>
      <text:p text:style-name="Standard"/>
      <text:p text:style-name="Standard"/>
      <text:p text:style-name="Standard"/>
      <text:p text:style-name="Standard"><draw:frame draw:style-name="fr11" draw:name="Image10" text:anchor-type="char" svg:x="0in" svg:y="0.2543in" svg:width="6.9252in" svg:height="3.3957in" draw:z-index="8"><draw:image xlink:href="Pictures/10000000000005560000030016FB455456F6FDA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0" draw:name="Image11" text:anchor-type="char" svg:x="0in" svg:y="0.1272in" svg:width="6.9252in" svg:height="3.3646in" draw:z-index="9"><draw:image xlink:href="Pictures/10000000000005560000030060A11408F562C05F.jpg" xlink:type="simple" xlink:show="embed" xlink:actuate="onLoad" draw:mime-type="image/jpeg"/></draw:frame><text:soft-page-break/><text:s text:c="11"/></text:p>
      <text:p text:style-name="Standard"><draw:frame draw:style-name="fr9" draw:name="Image12" text:anchor-type="char" svg:width="6.9252in" svg:height="0.8091in" draw:z-index="10"><draw:image xlink:href="Pictures/10000000000005560000015D6C175350E1BDCAB1.jpg" xlink:type="simple" xlink:show="embed" xlink:actuate="onLoad" draw:mime-type="image/jpeg"/></draw:frame><text:s text:c="1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14" text:anchor-type="char" svg:x="-0.048in" svg:y="0.1799in" svg:width="6.9728in" svg:height="3.5311in" draw:z-index="11"><draw:image xlink:href="Pictures/1000000000000556000003004EB3564EFD50EC8A.jpg" xlink:type="simple" xlink:show="embed" xlink:actuate="onLoad" draw:mime-type="image/jpeg"/></draw:frame><text:soft-page-break/></text:p>
      <text:p text:style-name="P1"><draw:frame draw:style-name="fr7" draw:name="Image15" text:anchor-type="char" svg:x="0in" svg:y="0.2638in" svg:width="6.9252in" svg:height="3.5626in" draw:z-index="12"><draw:image xlink:href="Pictures/10000000000005560000030066E4156ED05B0EB0.jpg" xlink:type="simple" xlink:show="embed" xlink:actuate="onLoad" draw:mime-type="image/jpeg"/></draw:frame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16" text:anchor-type="char" svg:x="0in" svg:y="0.1327in" svg:width="6.9252in" svg:height="3.5417in" draw:z-index="13"><draw:image xlink:href="Pictures/1000000000000556000003005C90C3F6D20E2C5F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><draw:frame draw:style-name="fr4" draw:name="Image13" text:anchor-type="char" svg:x="-0.0689in" svg:y="0.0209in" svg:width="6.9252in" svg:height="3.5717in" draw:z-index="15"><draw:image xlink:href="Pictures/100000000000055600000300A80C0EF4B12C028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17" text:anchor-type="char" svg:x="0in" svg:y="0.2437in" svg:width="6.9252in" svg:height="3.5374in" draw:z-index="17"><draw:image xlink:href="Pictures/100000000000055600000300819F7A6BACC13B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text:s text:c="7"/></text:p>
      <text:p text:style-name="P1"/>
      <text:p text:style-name="P1"/>
      <text:p text:style-name="P1"/>
      <text:p text:style-name="P1"/>
      <text:p text:style-name="P1"><draw:frame draw:style-name="fr1" draw:name="Image19" text:anchor-type="char" svg:x="-0.0272in" svg:y="0.161in" svg:width="6.9252in" svg:height="3.4898in" draw:z-index="18"><draw:image xlink:href="Pictures/100000000000055600000300C3AE64C08A9820B9.jpg" xlink:type="simple" xlink:show="embed" xlink:actuate="onLoad" draw:mime-type="image/jpeg"/></draw:frame><text:soft-page-break/></text:p>
      <text:p text:style-name="P1"/>
      <text:p text:style-name="P1"/>
      <text:p text:style-name="P1"><draw:frame draw:style-name="fr3" draw:name="Image18" text:anchor-type="char" svg:x="0in" svg:y="0.0118in" svg:width="6.9252in" svg:height="3.5008in" draw:z-index="16"><draw:image xlink:href="Pictures/1000000000000556000003000CCF64834FB3203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2"><text:s text:c="9"/></text:p>
      <text:p text:style-name="P2"><text:s text:c="15"/></text:p>
      <text:p text:style-name="P1"><draw:frame draw:style-name="fr5" draw:name="Image20" text:anchor-type="char" svg:x="0in" svg:y="0.8626in" svg:width="6.9252in" svg:height="3.4689in" draw:z-index="14"><draw:image xlink:href="Pictures/100000000000055600000300E0DC3DD95853758C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22:07:02.968266357</meta:creation-date>
    <dc:date>2023-02-28T22:35:06.824252024</dc:date>
    <meta:editing-duration>PT4M9S</meta:editing-duration>
    <meta:editing-cycles>1</meta:editing-cycles>
    <meta:document-statistic meta:table-count="0" meta:image-count="19" meta:object-count="0" meta:page-count="10" meta:paragraph-count="12" meta:word-count="0" meta:character-count="133" meta:non-whitespace-character-count="0"/>
    <meta:generator>LibreOffice/7.1.8.1$Linux_X86_64 LibreOffice_project/10$Build-1</meta:generator>
  </office:meta>
</office:document-meta>
</file>